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7cm" svg:height="9.004cm" svg:x="16.383cm" svg:y="1.514cm">
            <draw:object draw:notify-on-update-of-ranges="Feuille1.B1:Feuille1.B1 Feuille1.B2:Feuille1.B11 Feuille1.C1:Feuille1.C1 Feuille1.C2:Feuille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onvolution</text:p>
          </table:table-cell>
          <table:table-cell office:value-type="string" calcext:value-type="string">
            <text:p>vectoriz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4:14:43.030462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9T14:00:03.629247157</meta:creation-date>
    <dc:date>2020-04-10T14:19:17.663890528</dc:date>
    <meta:editing-duration>PT41M3S</meta:editing-duration>
    <meta:editing-cycles>5</meta:editing-cycles>
    <meta:generator>LibreOffice/6.4.2.2$Linux_X86_64 LibreOffice_project/470efa65018866d4eccd0320fc85de07297c8d71</meta:generator>
    <meta:document-statistic meta:table-count="1" meta:cell-count="33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0" chart:maximum="1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249cm" svg:y="0.316cm" chart:style-name="ch2">
          <text:p>Time vs Threads</text:p>
        </chart:title>
        <chart:legend chart:legend-position="end" svg:x="12.908cm" svg:y="3.954cm" style:legend-expansion="high" chart:style-name="ch3"/>
        <chart:plot-area chart:style-name="ch4" table:cell-range-address="Feuille1.B1:Feuille1.C11" chart:data-source-has-labels="row" svg:x="1.33cm" svg:y="1.275cm" svg:width="11.259cm" svg:height="6.569cm">
          <chartooo:coordinate-region svg:x="1.951cm" svg:y="1.474cm" svg:width="10.265cm" svg:height="5.723cm"/>
          <chart:axis chart:dimension="x" chart:name="primary-x" chart:style-name="ch5">
            <chart:title svg:x="6.359cm" svg:y="8.024cm" chart:style-name="ch6">
              <text:p>threads</text:p>
            </chart:title>
          </chart:axis>
          <chart:axis chart:dimension="y" chart:name="primary-y" chart:style-name="ch7">
            <chart:title svg:x="0.451cm" svg:y="5.278cm" chart:style-name="ch8">
              <text:p>time (ms)</text:p>
            </chart:title>
            <chart:grid chart:style-name="ch9" chart:class="major"/>
          </chart:axis>
          <chart:series chart:style-name="ch10" chart:values-cell-range-address="Feuille1.B2:Feuille1.B11" chart:label-cell-address="Feuille1.B1:Feuille1.B1" chart:class="chart:line">
            <chart:data-point chart:repeated="10"/>
          </chart:series>
          <chart:series chart:style-name="ch11" chart:values-cell-range-address="Feuille1.C2:Feuille1.C11" chart:label-cell-address="Feuille1.C1:Feuille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olution</text:p>
                <draw:g>
                  <svg:desc>Feuille1.B1:Feuille1.B1</svg:desc>
                </draw:g>
              </table:table-cell>
              <table:table-cell office:value-type="string">
                <text:p>vectorized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7">
                <text:p>187</text:p>
                <draw:g>
                  <svg:desc>Feuille1.B2:Feuille1.B11</svg:desc>
                </draw:g>
              </table:table-cell>
              <table:table-cell office:value-type="float" office:value="121">
                <text:p>121</text:p>
                <draw:g>
                  <svg:desc>Feuille1.C2:Feui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">
                <text:p>1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">
                <text:p>124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70efa65018866d4eccd0320fc85de07297c8d7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